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9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4pt" style:font-size-asian="44pt" style:font-size-complex="4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2">
          <table:table-cell/>
          <table:table-cell table:style-name="ce1" office:value-type="string">
            <text:p>Bruit de fond</text:p>
          </table:table-cell>
          <table:table-cell table:number-columns-repeated="4"/>
          <table:table-cell table:style-name="ce9" office:value-type="string">
            <text:p>PLAY LIST 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>
            <text:p>MUSIQUE</text:p>
          </table:table-cell>
          <table:table-cell/>
        </table:table-row>
        <table:table-row table:style-name="ro3">
          <table:table-cell/>
          <table:table-cell table:style-name="ce2" office:value-type="string">
            <text:p><text:s text:c="20"/>Duo acoustiqu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4">
          <table:table-cell/>
          <table:table-cell office:value-type="string">
            <text:p>Accueil <text:s text:c="2"/><text:span text:style-name="T1">Le duo</text:span> <text:s text:c="2"/>Photos <text:s text:c="2"/>Vidéos <text:s text:c="2"/>Liens <text:s text:c="2"/>Boutique <text:s text:c="2"/>Contact</text:p>
          </table:table-cell>
          <table:table-cell table:number-columns-repeated="4"/>
          <table:table-cell table:style-name="ce6"/>
          <table:table-cell/>
        </table:table-row>
        <table:table-row table:style-name="ro1" table:number-rows-repeated="2"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3"/>
          <table:table-cell office:value-type="string">
            <text:p><text:s text:c="6"/>Sylvy a chanté pour la première fois sur 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/>
          <table:table-cell table:style-name="ce4"/>
          <table:table-cell office:value-type="string">
            <text:p><text:s text:c="6"/>scène à l'âge de 11 ans. Ce fût le début <text:s/>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photos Sylvy</text:p>
          </table:table-cell>
          <table:table-cell office:value-type="string">
            <text:p><text:s text:c="6"/>d'une aventure musicale où se sont 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office:value-type="string">
            <text:p><text:s text:c="6"/>enchaînées diverses prestations scéniques </text:p>
          </table:table-cell>
          <table:table-cell table:number-columns-repeated="3"/>
          <table:table-cell table:style-name="ce5" office:value-type="string">
            <text:p>Diaporama photos</text:p>
          </table:table-cell>
          <table:table-cell/>
        </table:table-row>
        <table:table-row table:style-name="ro1">
          <table:table-cell/>
          <table:table-cell table:style-name="ce4"/>
          <table:table-cell office:value-type="string">
            <text:p><text:s text:c="6"/>(galas, téléthon, spectacle des restos 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office:value-type="string">
            <text:p><text:s text:c="6"/>du cœur, fête votive...) 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/>
          <table:table-cell/>
        </table:table-row>
        <table:table-row table:style-name="ro1">
          <table:table-cell/>
          <table:table-cell office:value-type="string">
            <text:p><text:s text:c="3"/>Par la suite, elle fût chanteuse dans l'orchestre « Vibration »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>
            <text:p><text:s text:c="3"/>pendant 3 années, et continua sa route en tant que choriste 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>
            <text:p><text:s text:c="3"/>le JH club Millavois. 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6"/>
          <table:table-cell table:style-name="ce5" office:value-type="string">
            <text:p>les <text:s/>dates à venir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"/>
          <table:table-cell office:value-type="string">
            <text:p><text:s text:c="7"/>Pat a débuté sa carrière en tant que <text:s/>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7" office:value-type="string">
            <text:p><text:s text:c="7"/>choriste dans l'orchestre « Larsen »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photos Pat</text:p>
          </table:table-cell>
          <table:table-cell office:value-type="string">
            <text:p><text:s text:c="7"/>(2000/2002), puis il s'est mis à aux 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office:value-type="string">
            <text:p><text:s text:c="7"/>percussions. Eté 2002, il rentre dans la 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office:value-type="string">
            <text:p><text:s text:c="7"/>fanfare de la compagnie du petit vélo à 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office:value-type="string">
            <text:p><text:s text:c="7"/>la caisse claire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<text:s text:c="4"/>Début 2003, avec quatre autres musiciens, ils fonda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3"/>« Les Allumés du Pouce » (ska punk). Il y resta batteur pend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quatre saisons et devenu par la suite leur manager (et il l'est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oujours ! ). dès qu'il en a eu l'occasion, Pat repris le chant... !!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<text:s text:c="4"/>Sylvy et Pat se rencontrèrent octobre 2012, et décidère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de créer « Bruit de Fond »</text:p>
          </table:table-cell>
          <table:table-cell table:number-columns-repeated="6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6"/>
          <table:table-cell table:style-name="ce6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.499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/04/2013</text:date>, <text:time>17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 </meta:initial-creator>
    <meta:creation-date>2013-04-16T14:00:03.13</meta:creation-date>
    <dc:date>2013-04-20T17:02:51.47</dc:date>
    <dc:creator>Pat </dc:creator>
    <meta:editing-duration>PT38M53S</meta:editing-duration>
    <meta:editing-cycles>14</meta:editing-cycles>
    <meta:generator>OpenOffice.org/3.3$Win32 OpenOffice.org_project/330m20$Build-9567</meta:generator>
    <meta:document-statistic meta:table-count="3" meta:cell-count="30" meta:object-count="0"/>
  </office:meta>
</office:document-meta>
</file>